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style:page-number="auto"/>
      <style:text-properties fo:font-size="42pt" style:font-size-asian="4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08575" style:font-size-asian="12pt" style:font-size-complex="12pt"/>
    </style:style>
    <style:style style:name="T3" style:family="text">
      <style:text-properties fo:font-size="12pt" officeooo:rsid="0010997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i Configuration Steps</text:p>
      <text:p text:style-name="P1"/>
      <text:p text:style-name="P1">Please follow these steps to configure api’s (Need only if you want to configure at any other server). </text:p>
      <text:list xml:id="list4936083778413135019" text:style-name="WWNum1">
        <text:list-item>
          <text:p text:style-name="P7">Extract the hamster.zip </text:p>
        </text:list-item>
      </text:list>
      <text:p text:style-name="P5">Database Connection String</text:p>
      <text:list xml:id="list174310033680658" text:continue-numbering="true" text:style-name="WWNum1">
        <text:list-item>
          <text:p text:style-name="P6"><text:span text:style-name="T1">Make the following changes in </text:span><text:span text:style-name="T3">src/</text:span><text:span text:style-name="T2">audio/api/config.</text:span><text:span text:style-name="T3">json</text:span><text:span text:style-name="T2"> </text:span><text:span text:style-name="T1">file</text:span></text:p>
          <text:list>
            <text:list-item>
              <text:p text:style-name="P7">DB_DATABASE=your database name</text:p>
            </text:list-item>
            <text:list-item>
              <text:p text:style-name="P7">DB_USERNAME= your data base user name</text:p>
            </text:list-item>
            <text:list-item>
              <text:p text:style-name="P7">DB_PASSWORD=your data base password</text:p>
            </text:list-item>
          </text:list>
        </text:list-item>
      </text:list>
      <text:p text:style-name="P4"><text:s text:c="7"/>Importing Database</text:p>
      <text:list xml:id="list174308451741526" text:continue-numbering="true" text:style-name="WWNum1">
        <text:list-item>
          <text:p text:style-name="P7">Import database file named “hamster.sql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4</meta:editing-cycles>
    <meta:creation-date>2018-03-22T16:10:00</meta:creation-date>
    <dc:date>2018-05-04T17:43:08.118591307</dc:date>
    <meta:editing-duration>PT56M54S</meta:editing-duration>
    <meta:generator>LibreOffice/5.1.6.2$Linux_X86_64 LibreOffice_project/10m0$Build-2</meta:generator>
    <meta:document-statistic meta:table-count="0" meta:image-count="0" meta:object-count="0" meta:page-count="1" meta:paragraph-count="10" meta:word-count="60" meta:character-count="415" meta:non-whitespace-character-count="3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